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9c59" officeooo:paragraph-rsid="00189c59"/>
    </style:style>
    <style:style style:name="P2" style:family="paragraph" style:parent-style-name="Standard" style:list-style-name="L1">
      <style:text-properties officeooo:rsid="00189c59" officeooo:paragraph-rsid="00189c59"/>
    </style:style>
    <style:style style:name="P3" style:family="paragraph" style:parent-style-name="Standard" style:list-style-name="L1">
      <style:text-properties officeooo:rsid="0018f70d" officeooo:paragraph-rsid="0018f70d"/>
    </style:style>
    <style:style style:name="T1" style:family="text">
      <style:text-properties officeooo:rsid="0018f70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hub steps</text:p>
      <text:p text:style-name="P1"/>
      <text:list xml:id="list1224868256" text:style-name="L1">
        <text:list-item>
          <text:p text:style-name="P2">git clone https://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@github.com/Khush-Kalavadia/TrainingSheet.git</text:p>
        </text:list-item>
        <text:list-item>
          <text:p text:style-name="P2"><text:s/>cd TrainingSheet/</text:p>
        </text:list-item>
        <text:list-item>
          <text:p text:style-name="P2">git branch -<text:span text:style-name="T1">&gt; main</text:span></text:p>
        </text:list-item>
        <text:list-item>
          <text:p text:style-name="P3">git status -&gt; changes in files</text:p>
        </text:list-item>
        <text:list-item>
          <text:p text:style-name="P3">git add .</text:p>
        </text:list-item>
        <text:list-item>
          <text:p text:style-name="P3">git commit -m “enter ur msg”</text:p>
        </text:list-item>
        <text:list-item>
          <text:p text:style-name="P3">git push origin main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1T13:58:01.883011615</meta:creation-date>
    <dc:date>2022-05-11T14:22:02.954886920</dc:date>
    <meta:editing-duration>PT13M47S</meta:editing-duration>
    <meta:editing-cycles>1</meta:editing-cycles>
    <meta:document-statistic meta:table-count="0" meta:image-count="0" meta:object-count="0" meta:page-count="1" meta:paragraph-count="8" meta:word-count="37" meta:character-count="253" meta:non-whitespace-character-count="229"/>
    <meta:generator>LibreOffice/6.4.7.2$Linux_X86_64 LibreOffice_project/40$Build-2</meta:generator>
  </office:meta>
</office:document-meta>
</file>